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cm" draw:marker-start-width="0.4cm" draw:marker-end-width="0.4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width="0cm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cm" draw:marker-start-width="0.125cm" draw:marker-end-width="0.12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svg:stroke-width="0cm" draw:marker-end="Symmetric_20_Arrow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cm" draw:marker-start-width="0.23cm" draw:marker-end-width="0.23cm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svg:stroke-width="0cm" draw:marker-start-width="0.125cm" draw:marker-end-width="0.125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  <style:text-properties fo:hyphenate="false"/>
    </style:style>
    <style:style style:name="P2" style:family="paragraph">
      <style:paragraph-properties fo:text-align="center"/>
      <style:text-properties fo:font-size="12pt" fo:language="pl" fo:country="PL" style:font-size-asian="12pt" style:font-size-complex="12pt" fo:hyphenate="false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fo:language="pl" fo:country="PL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5cm" svg:height="2cm" svg:x="9.75cm" svg:y="5.75cm">
          <text:p text:style-name="P1"><text:span text:style-name="T1">masa</text:span></text:p>
          <text:p text:style-name="P1"><text:span text:style-name="T1">samochodu</text:span></text:p>
        </draw:rect>
        <draw:frame draw:style-name="gr2" draw:text-style-name="P3" draw:layer="layout" svg:width="1.188cm" svg:height="0.806cm" svg:x="12.25cm" svg:y="6.444cm">
          <draw:text-box>
            <text:p><text:span text:style-name="T2">m1</text:span></text:p>
          </draw:text-box>
        </draw:frame>
        <draw:g>
          <draw:line draw:style-name="gr3" draw:text-style-name="P4" draw:layer="layout" svg:x1="10.202cm" svg:y1="8cm" svg:x2="10.452cm" svg:y2="8.25cm">
            <text:p/>
          </draw:line>
          <draw:line draw:style-name="gr3" draw:text-style-name="P4" draw:layer="layout" svg:x1="10.452cm" svg:y1="8.25cm" svg:x2="10.202cm" svg:y2="8.5cm">
            <text:p/>
          </draw:line>
          <draw:line draw:style-name="gr3" draw:text-style-name="P4" draw:layer="layout" svg:x1="10.202cm" svg:y1="8.5cm" svg:x2="10.452cm" svg:y2="8.75cm">
            <text:p/>
          </draw:line>
          <draw:line draw:style-name="gr3" draw:text-style-name="P4" draw:layer="layout" svg:x1="10.452cm" svg:y1="8.75cm" svg:x2="10.202cm" svg:y2="9cm">
            <text:p/>
          </draw:line>
          <draw:line draw:style-name="gr3" draw:text-style-name="P4" draw:layer="layout" svg:x1="10.202cm" svg:y1="9cm" svg:x2="10.452cm" svg:y2="9.25cm">
            <text:p/>
          </draw:line>
          <draw:line draw:style-name="gr3" draw:text-style-name="P4" draw:layer="layout" svg:x1="10.452cm" svg:y1="9.25cm" svg:x2="10.202cm" svg:y2="9.5cm">
            <text:p/>
          </draw:line>
          <draw:line draw:style-name="gr3" draw:text-style-name="P4" draw:layer="layout" svg:x1="10.202cm" svg:y1="8cm" svg:x2="10.202cm" svg:y2="7.75cm">
            <text:p/>
          </draw:line>
          <draw:line draw:style-name="gr3" draw:text-style-name="P4" draw:layer="layout" svg:x1="10.202cm" svg:y1="9.75cm" svg:x2="10.202cm" svg:y2="9.5cm">
            <text:p/>
          </draw:line>
        </draw:g>
        <draw:g>
          <draw:line draw:style-name="gr4" draw:text-style-name="P4" draw:layer="layout" svg:x1="11.452cm" svg:y1="7.75cm" svg:x2="11.452cm" svg:y2="8.5cm">
            <text:p/>
          </draw:line>
          <draw:line draw:style-name="gr4" draw:text-style-name="P4" draw:layer="layout" svg:x1="11.202cm" svg:y1="8.5cm" svg:x2="11.702cm" svg:y2="8.5cm">
            <text:p/>
          </draw:line>
          <draw:line draw:style-name="gr4" draw:text-style-name="P4" draw:layer="layout" svg:x1="10.952cm" svg:y1="8.5cm" svg:x2="10.952cm" svg:y2="8.75cm">
            <text:p/>
          </draw:line>
          <draw:line draw:style-name="gr4" draw:text-style-name="P4" draw:layer="layout" svg:x1="10.952cm" svg:y1="8.75cm" svg:x2="11.952cm" svg:y2="8.75cm">
            <text:p/>
          </draw:line>
          <draw:line draw:style-name="gr4" draw:text-style-name="P4" draw:layer="layout" svg:x1="11.952cm" svg:y1="8.5cm" svg:x2="11.952cm" svg:y2="8.75cm">
            <text:p/>
          </draw:line>
          <draw:line draw:style-name="gr4" draw:text-style-name="P4" draw:layer="layout" svg:x1="11.452cm" svg:y1="8.75cm" svg:x2="11.452cm" svg:y2="9.75cm">
            <text:p/>
          </draw:line>
        </draw:g>
        <draw:frame draw:style-name="gr2" draw:text-style-name="P3" draw:layer="layout" svg:width="1.052cm" svg:height="0.806cm" svg:x="12.05cm" svg:y="8.25cm">
          <draw:text-box>
            <text:p><text:span text:style-name="T2">b1</text:span></text:p>
          </draw:text-box>
        </draw:frame>
        <draw:frame draw:style-name="gr2" draw:text-style-name="P3" draw:layer="layout" svg:width="1.027cm" svg:height="0.806cm" svg:x="9.2cm" svg:y="8.35cm">
          <draw:text-box>
            <text:p><text:span text:style-name="T2">k1</text:span></text:p>
          </draw:text-box>
        </draw:frame>
        <draw:custom-shape draw:style-name="gr5" draw:text-style-name="P5" draw:layer="layout" svg:width="1.25cm" svg:height="2cm" svg:x="13.75cm" svg:y="7.75cm">
          <text:p text:style-name="P4"><text:span text:style-name="T2">u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" draw:text-style-name="P2" draw:layer="layout" svg:width="2.5cm" svg:height="2cm" svg:x="9.75cm" svg:y="9.75cm">
          <text:p text:style-name="P1"><text:span text:style-name="T1">masa</text:span></text:p>
          <text:p text:style-name="P1"><text:span text:style-name="T1">zawieszenia</text:span></text:p>
        </draw:rect>
        <draw:g>
          <draw:g>
            <draw:line draw:style-name="gr6" draw:text-style-name="P4" draw:layer="layout" svg:x1="8.5cm" svg:y1="6.75cm" svg:x2="8.5cm" svg:y2="5.25cm">
              <text:p/>
            </draw:line>
            <draw:line draw:style-name="gr4" draw:text-style-name="P4" draw:layer="layout" svg:x1="7.75cm" svg:y1="6.75cm" svg:x2="9.25cm" svg:y2="6.75cm">
              <text:p/>
            </draw:line>
          </draw:g>
          <draw:frame draw:style-name="gr7" draw:text-style-name="P3" draw:layer="layout" svg:width="1.027cm" svg:height="0.806cm" svg:x="7.223cm" svg:y="5.694cm">
            <draw:text-box>
              <text:p><text:span text:style-name="T2">x1</text:span></text:p>
            </draw:text-box>
          </draw:frame>
        </draw:g>
        <draw:g>
          <draw:g>
            <draw:line draw:style-name="gr6" draw:text-style-name="P4" draw:layer="layout" svg:x1="8.527cm" svg:y1="11cm" svg:x2="8.527cm" svg:y2="9.5cm">
              <text:p/>
            </draw:line>
            <draw:line draw:style-name="gr4" draw:text-style-name="P4" draw:layer="layout" svg:x1="7.777cm" svg:y1="11cm" svg:x2="9.277cm" svg:y2="11cm">
              <text:p/>
            </draw:line>
          </draw:g>
          <draw:frame draw:style-name="gr7" draw:text-style-name="P3" draw:layer="layout" svg:width="1.027cm" svg:height="0.806cm" svg:x="7.25cm" svg:y="9.944cm">
            <draw:text-box>
              <text:p><text:span text:style-name="T2">x2</text:span></text:p>
            </draw:text-box>
          </draw:frame>
        </draw:g>
        <draw:g>
          <draw:line draw:style-name="gr3" draw:text-style-name="P4" draw:layer="layout" svg:x1="10.252cm" svg:y1="12cm" svg:x2="10.502cm" svg:y2="12.25cm">
            <text:p/>
          </draw:line>
          <draw:line draw:style-name="gr3" draw:text-style-name="P4" draw:layer="layout" svg:x1="10.502cm" svg:y1="12.25cm" svg:x2="10.252cm" svg:y2="12.5cm">
            <text:p/>
          </draw:line>
          <draw:line draw:style-name="gr3" draw:text-style-name="P4" draw:layer="layout" svg:x1="10.252cm" svg:y1="12.5cm" svg:x2="10.502cm" svg:y2="12.75cm">
            <text:p/>
          </draw:line>
          <draw:line draw:style-name="gr3" draw:text-style-name="P4" draw:layer="layout" svg:x1="10.502cm" svg:y1="12.75cm" svg:x2="10.252cm" svg:y2="13cm">
            <text:p/>
          </draw:line>
          <draw:line draw:style-name="gr3" draw:text-style-name="P4" draw:layer="layout" svg:x1="10.252cm" svg:y1="13cm" svg:x2="10.502cm" svg:y2="13.25cm">
            <text:p/>
          </draw:line>
          <draw:line draw:style-name="gr3" draw:text-style-name="P4" draw:layer="layout" svg:x1="10.502cm" svg:y1="13.25cm" svg:x2="10.252cm" svg:y2="13.5cm">
            <text:p/>
          </draw:line>
          <draw:line draw:style-name="gr3" draw:text-style-name="P4" draw:layer="layout" svg:x1="10.252cm" svg:y1="12cm" svg:x2="10.252cm" svg:y2="11.75cm">
            <text:p/>
          </draw:line>
          <draw:line draw:style-name="gr3" draw:text-style-name="P4" draw:layer="layout" svg:x1="10.252cm" svg:y1="13.75cm" svg:x2="10.252cm" svg:y2="13.5cm">
            <text:p/>
          </draw:line>
        </draw:g>
        <draw:g>
          <draw:line draw:style-name="gr4" draw:text-style-name="P4" draw:layer="layout" svg:x1="11.502cm" svg:y1="11.75cm" svg:x2="11.502cm" svg:y2="12.5cm">
            <text:p/>
          </draw:line>
          <draw:line draw:style-name="gr4" draw:text-style-name="P4" draw:layer="layout" svg:x1="11.252cm" svg:y1="12.5cm" svg:x2="11.752cm" svg:y2="12.5cm">
            <text:p/>
          </draw:line>
          <draw:line draw:style-name="gr4" draw:text-style-name="P4" draw:layer="layout" svg:x1="11.002cm" svg:y1="12.5cm" svg:x2="11.002cm" svg:y2="12.75cm">
            <text:p/>
          </draw:line>
          <draw:line draw:style-name="gr4" draw:text-style-name="P4" draw:layer="layout" svg:x1="11.002cm" svg:y1="12.75cm" svg:x2="12.002cm" svg:y2="12.75cm">
            <text:p/>
          </draw:line>
          <draw:line draw:style-name="gr4" draw:text-style-name="P4" draw:layer="layout" svg:x1="12.002cm" svg:y1="12.5cm" svg:x2="12.002cm" svg:y2="12.75cm">
            <text:p/>
          </draw:line>
          <draw:line draw:style-name="gr4" draw:text-style-name="P4" draw:layer="layout" svg:x1="11.502cm" svg:y1="12.75cm" svg:x2="11.502cm" svg:y2="13.75cm">
            <text:p/>
          </draw:line>
        </draw:g>
        <draw:frame draw:style-name="gr2" draw:text-style-name="P3" draw:layer="layout" svg:width="1.052cm" svg:height="0.806cm" svg:x="12.1cm" svg:y="12.25cm">
          <draw:text-box>
            <text:p><text:span text:style-name="T2">b2</text:span></text:p>
          </draw:text-box>
        </draw:frame>
        <draw:frame draw:style-name="gr2" draw:text-style-name="P3" draw:layer="layout" svg:width="1.027cm" svg:height="0.806cm" svg:x="9.25cm" svg:y="12.35cm">
          <draw:text-box>
            <text:p><text:span text:style-name="T2">k2</text:span></text:p>
          </draw:text-box>
        </draw:frame>
        <draw:line draw:style-name="gr8" draw:text-style-name="P4" draw:layer="layout" svg:x1="9.75cm" svg:y1="13.75cm" svg:x2="12.5cm" svg:y2="13.75cm">
          <text:p/>
        </draw:line>
        <draw:line draw:style-name="gr9" draw:text-style-name="P4" draw:layer="layout" svg:x1="9.75cm" svg:y1="13.75cm" svg:x2="9.5cm" svg:y2="14cm">
          <text:p/>
        </draw:line>
        <draw:line draw:style-name="gr9" draw:text-style-name="P4" draw:layer="layout" svg:x1="10cm" svg:y1="13.75cm" svg:x2="9.75cm" svg:y2="14cm">
          <text:p/>
        </draw:line>
        <draw:line draw:style-name="gr9" draw:text-style-name="P4" draw:layer="layout" svg:x1="10.25cm" svg:y1="13.75cm" svg:x2="10cm" svg:y2="14cm">
          <text:p/>
        </draw:line>
        <draw:line draw:style-name="gr9" draw:text-style-name="P4" draw:layer="layout" svg:x1="10.5cm" svg:y1="13.75cm" svg:x2="10.25cm" svg:y2="14cm">
          <text:p/>
        </draw:line>
        <draw:line draw:style-name="gr9" draw:text-style-name="P4" draw:layer="layout" svg:x1="10.75cm" svg:y1="13.75cm" svg:x2="10.5cm" svg:y2="14cm">
          <text:p/>
        </draw:line>
        <draw:line draw:style-name="gr9" draw:text-style-name="P4" draw:layer="layout" svg:x1="11cm" svg:y1="13.75cm" svg:x2="10.75cm" svg:y2="14cm">
          <text:p/>
        </draw:line>
        <draw:line draw:style-name="gr9" draw:text-style-name="P4" draw:layer="layout" svg:x1="11.25cm" svg:y1="13.75cm" svg:x2="11cm" svg:y2="14cm">
          <text:p/>
        </draw:line>
        <draw:line draw:style-name="gr9" draw:text-style-name="P4" draw:layer="layout" svg:x1="11.5cm" svg:y1="13.75cm" svg:x2="11.25cm" svg:y2="14cm">
          <text:p/>
        </draw:line>
        <draw:line draw:style-name="gr9" draw:text-style-name="P4" draw:layer="layout" svg:x1="11.75cm" svg:y1="13.75cm" svg:x2="11.5cm" svg:y2="14cm">
          <text:p/>
        </draw:line>
        <draw:line draw:style-name="gr9" draw:text-style-name="P4" draw:layer="layout" svg:x1="12cm" svg:y1="13.75cm" svg:x2="11.75cm" svg:y2="14cm">
          <text:p/>
        </draw:line>
        <draw:line draw:style-name="gr9" draw:text-style-name="P4" draw:layer="layout" svg:x1="12.25cm" svg:y1="13.75cm" svg:x2="12cm" svg:y2="14cm">
          <text:p/>
        </draw:line>
        <draw:line draw:style-name="gr9" draw:text-style-name="P4" draw:layer="layout" svg:x1="12.5cm" svg:y1="13.75cm" svg:x2="12.25cm" svg:y2="14cm">
          <text:p/>
        </draw:line>
        <draw:g>
          <draw:g>
            <draw:line draw:style-name="gr6" draw:text-style-name="P4" draw:layer="layout" svg:x1="8.527cm" svg:y1="13.75cm" svg:x2="8.527cm" svg:y2="12.25cm">
              <text:p/>
            </draw:line>
            <draw:line draw:style-name="gr4" draw:text-style-name="P4" draw:layer="layout" svg:x1="7.777cm" svg:y1="13.75cm" svg:x2="9.277cm" svg:y2="13.75cm">
              <text:p/>
            </draw:line>
          </draw:g>
          <draw:frame draw:style-name="gr7" draw:text-style-name="P3" draw:layer="layout" svg:width="0.862cm" svg:height="0.806cm" svg:x="7.25cm" svg:y="12.694cm">
            <draw:text-box>
              <text:p><text:span text:style-name="T2">w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iusz Urbaniak</meta:initial-creator>
    <meta:creation-date>2008-12-27T10:54:12</meta:creation-date>
    <dc:date>2008-12-27T22:56:43</dc:date>
    <dc:creator>Sergiusz Urbaniak</dc:creator>
    <meta:editing-duration>PT00H19M00S</meta:editing-duration>
    <meta:editing-cycles>45</meta:editing-cycles>
    <meta:generator>OpenOffice.org/3.0$Linux OpenOffice.org_project/300m9$Build-9358</meta:generator>
    <meta:document-statistic meta:object-count="68"/>
  </office:meta>
</office:document-meta>
</file>